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officeooo:paragraph-rsid="001c2d4a" style:font-size-asian="18pt" style:font-size-complex="18pt"/>
    </style:style>
    <style:style style:name="P2" style:family="paragraph" style:parent-style-name="Standard" style:list-style-name="L1">
      <style:paragraph-properties fo:text-align="justify" style:justify-single-word="false"/>
      <style:text-properties officeooo:paragraph-rsid="001c2d4a"/>
    </style:style>
    <style:style style:name="P3" style:family="paragraph" style:parent-style-name="Standard">
      <style:paragraph-properties fo:text-align="justify" style:justify-single-word="false"/>
      <style:text-properties officeooo:paragraph-rsid="001c2d4a"/>
    </style:style>
    <style:style style:name="P4" style:family="paragraph" style:parent-style-name="Standard">
      <style:paragraph-properties fo:text-align="center" style:justify-single-word="false"/>
      <style:text-properties officeooo:rsid="001c2d4a" officeooo:paragraph-rsid="001c2d4a"/>
    </style:style>
    <style:style style:name="P5" style:family="paragraph" style:parent-style-name="Standard">
      <style:paragraph-properties fo:text-align="justify" style:justify-single-word="false"/>
      <style:text-properties officeooo:rsid="001ec49c" officeooo:paragraph-rsid="001ec49c"/>
    </style:style>
    <style:style style:name="T1" style:family="text">
      <style:text-properties officeooo:rsid="001c2d4a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c2d4a" style:font-size-asian="18pt" style:font-size-complex="18pt"/>
    </style:style>
    <style:style style:name="T4" style:family="text">
      <style:text-properties fo:font-size="18pt" officeooo:rsid="001d665a" style:font-size-asian="18pt" style:font-size-complex="18pt"/>
    </style:style>
    <style:style style:name="T5" style:family="text">
      <style:text-properties fo:font-size="18pt" officeooo:rsid="001ec49c" style:font-size-asian="18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93749250" text:style-name="L1">
        <text:list-item>
          <text:p text:style-name="P2"><text:span text:style-name="T3">A </text:span><text:span text:style-name="T2">cantilever beam having a square cross-section of edge length equal to 0.2 m </text:span><text:span text:style-name="T3">and length 2m </text:span><text:span text:style-name="T2">made of isotropic material with E = 75 GPa and ν = 0.33. The structure is loaded by a vertical force equal to −50 N </text:span><text:span text:style-name="T3">at the centre of the free tip (0,L,0) in the negative Z-direction. </text:span><text:span text:style-name="T4">(Taken form the book - Finite Element Analysis of Structures through <text:s text:c="2"/>Unified Formulation by Professor carrera)</text:span></text:p>
        </text:list-item>
      </text:list>
      <text:p text:style-name="P1"/>
      <text:p text:style-name="P1"/>
      <text:list xml:id="list200755944326694" text:continue-numbering="true" text:style-name="L1">
        <text:list-item>
          <text:p text:style-name="P2"><text:span text:style-name="T3">Lagrange polynomials(L4) have been chosen for the expansion across the cross section. </text:span></text:p>
        </text:list-item>
      </text:list>
      <text:p text:style-name="P1"/>
      <text:list xml:id="list200757758268689" text:continue-numbering="true" text:style-name="L1">
        <text:list-item>
          <text:p text:style-name="P2"><text:span text:style-name="T3">A B3(quadratic) element has been chosen for the axis of the beam (Y axis). </text:span></text:p>
        </text:list-item>
      </text:list>
      <text:p text:style-name="P1"/>
      <text:list xml:id="list200755629945108" text:continue-numbering="true" text:style-name="L1">
        <text:list-item>
          <text:p text:style-name="P2"><text:span text:style-name="T3">Two point gauss quadrtaure has been chosen for both the beam axis(Y) and the cross section(</text:span><text:span text:style-name="T5">X</text:span><text:span text:style-name="T3">,</text:span><text:span text:style-name="T5">Z</text:span><text:span text:style-name="T3">)</text:span></text:p>
        </text:list-item>
      </text:list>
      <text:p text:style-name="P3"><text:span text:style-name="T3"/></text:p>
      <text:list xml:id="list200755934168605" text:continue-numbering="true" text:style-name="L1">
        <text:list-item>
          <text:p text:style-name="P2"><text:span text:style-name="T3">So Each B3 element will have 12 nodes with 36 displacement variables.</text:span></text:p>
        </text:list-item>
      </text:list>
      <text:p text:style-name="P3"><text:span text:style-name="T3"/></text:p>
      <text:p text:style-name="P5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9:56:46.581087134</meta:creation-date>
    <dc:date>2019-12-26T20:07:55.518506554</dc:date>
    <meta:editing-duration>PT11M1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29" meta:character-count="717" meta:non-whitespace-character-count="594"/>
  </office:meta>
</office:document-meta>
</file>